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">
            <text:p>10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0">
            <text:p>2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74">
            <text:p>1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35">
            <text:p>9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31">
            <text:p>2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5">
            <text:p>8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880">
            <text:p>28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vir" style:display-name="PageStyle_criminal-offenses-on-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